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9917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2646in"/>
    </style:style>
    <style:style style:name="co11" style:family="table-column">
      <style:table-column-properties fo:break-before="auto" style:column-width="0.2016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0.8839in"/>
    </style:style>
    <style:style style:name="co15" style:family="table-column">
      <style:table-column-properties fo:break-before="auto" style:column-width="0.9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2a6099" fo:font-size="12pt" fo:font-weight="bold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fo:font-weight="bold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74pt outset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number-columns-repeated="6"/>
          <table:table-cell table:number-columns-spanned="6" table:number-rows-spanned="1"/>
          <table:covered-table-cell table:number-columns-repeated="2"/>
          <table:covered-table-cell table:number-columns-repeated="3" table:style-name="Default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4" table:number-rows-spanned="1">
            <text:p><text:span text:style-name="T1">AKHF LIS Critical Analytes</text:span> Report</text:p>
          </table:table-cell>
          <table:covered-table-cell table:number-columns-repeated="3" table:style-name="ce3"/>
          <table:covered-table-cell table:number-columns-repeated="2" table:style-name="ce19"/>
          <table:covered-table-cell table:number-columns-repeated="2"/>
          <table:covered-table-cell table:number-columns-repeated="3" table:style-name="Default"/>
          <table:covered-table-cell table:number-columns-repeated="3"/>
          <table:table-cell table:number-columns-repeated="1009"/>
        </table:table-row>
        <table:table-row table:style-name="ro1">
          <table:table-cell table:number-columns-spanned="1024" table:number-rows-spanned="1"/>
          <table:covered-table-cell table:number-columns-repeated="8"/>
          <table:covered-table-cell table:number-columns-repeated="3" table:style-name="Default"/>
          <table:covered-table-cell table:number-columns-repeated="1012"/>
        </table:table-row>
        <table:table-row table:style-name="ro3">
          <table:table-cell table:style-name="ce1" table:number-columns-spanned="3" table:number-rows-spanned="1"/>
          <table:covered-table-cell/>
          <table:covered-table-cell table:style-name="ce15"/>
          <table:table-cell table:style-name="ce18" office:value-type="string" calcext:value-type="string">
            <text:p>From Date</text:p>
          </table:table-cell>
          <table:table-cell table:style-name="ce20" office:value-type="string" calcext:value-type="string" table:number-columns-spanned="2" table:number-rows-spanned="1">
            <text:p><text:span text:style-name="T4"><text:a xlink:href="relatorio://date_from" xlink:type="simple">date_from</text:a></text:span></text:p>
          </table:table-cell>
          <table:covered-table-cell/>
          <table:table-cell table:style-name="ce26" office:value-type="string" calcext:value-type="string">
            <text:p>To Date</text:p>
          </table:table-cell>
          <table:table-cell table:style-name="ce35" office:value-type="string" calcext:value-type="string" table:number-columns-spanned="6" table:number-rows-spanned="1">
            <text:p><text:span text:style-name="T5"><text:a xlink:href="relatorio://date_to" xlink:type="simple">date_to</text:a></text:span></text:p>
          </table:table-cell>
          <table:covered-table-cell/>
          <table:covered-table-cell table:style-name="ce41"/>
          <table:covered-table-cell table:style-name="ce45"/>
          <table:covered-table-cell table:style-name="Default"/>
          <table:covered-table-cell table:style-name="ce45"/>
          <table:table-cell table:number-columns-repeated="2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 table:number-columns-spanned="1024" table:number-rows-spanned="1"/>
          <table:covered-table-cell table:number-columns-repeated="11" table:style-name="ce1"/>
          <table:covered-table-cell table:style-name="ce52"/>
          <table:covered-table-cell table:number-columns-repeated="1009" table:style-name="ce1"/>
          <table:covered-table-cell table:number-columns-repeated="2"/>
        </table:table-row>
        <table:table-row table:style-name="ro4">
          <table:table-cell table:style-name="ce37"/>
          <table:table-cell table:style-name="ce4" office:value-type="string" calcext:value-type="string">
            <text:p>S. No.</text:p>
          </table:table-cell>
          <table:table-cell table:style-name="ce4" office:value-type="string" calcext:value-type="string">
            <text:p>Patient Name</text:p>
          </table:table-cell>
          <table:table-cell table:style-name="ce4" office:value-type="string" calcext:value-type="string">
            <text:p>MR</text:p>
          </table:table-cell>
          <table:table-cell table:style-name="ce4" office:value-type="string" calcext:value-type="string">
            <text:p>Date &amp; Time</text:p>
          </table:table-cell>
          <table:table-cell table:style-name="ce4" office:value-type="string" calcext:value-type="string" table:number-columns-spanned="2" table:number-rows-spanned="1">
            <text:p>Test Type</text:p>
          </table:table-cell>
          <table:covered-table-cell table:style-name="ce47"/>
          <table:table-cell table:style-name="ce4" office:value-type="string" calcext:value-type="string">
            <text:p>Test Category</text:p>
          </table:table-cell>
          <table:table-cell table:style-name="ce4" office:value-type="string" calcext:value-type="string">
            <text:p>Analytes</text:p>
          </table:table-cell>
          <table:table-cell table:style-name="ce4" office:value-type="string" calcext:value-type="string" table:number-columns-spanned="3" table:number-rows-spanned="1">
            <text:p>Result Value</text:p>
          </table:table-cell>
          <table:covered-table-cell table:number-columns-repeated="2" table:style-name="ce47"/>
          <table:table-cell table:style-name="ce4" office:value-type="string" calcext:value-type="string">
            <text:p>Upper Limit</text:p>
          </table:table-cell>
          <table:table-cell table:style-name="ce4" office:value-type="string" calcext:value-type="string">
            <text:p>Lower Limit</text:p>
          </table:table-cell>
          <table:table-cell table:style-name="ce4" office:value-type="string" calcext:value-type="string">
            <text:p>Unit</text:p>
          </table:table-cell>
          <table:table-cell table:style-name="ce37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5" table:number-columns-spanned="14" table:number-rows-spanned="1"/>
          <table:covered-table-cell table:number-columns-repeated="3" table:style-name="ce5"/>
          <table:covered-table-cell table:style-name="ce22"/>
          <table:covered-table-cell table:number-columns-repeated="3" table:style-name="ce1"/>
          <table:covered-table-cell table:style-name="ce39"/>
          <table:covered-table-cell table:number-columns-repeated="5" table:style-name="ce1"/>
          <table:table-cell table:style-name="ce1" table:number-columns-repeated="1007"/>
          <table:table-cell table:number-columns-repeated="2"/>
        </table:table-row>
        <table:table-row table:style-name="ro1">
          <table:table-cell table:style-name="ce1"/>
          <table:table-cell table:style-name="ce13" office:value-type="string" calcext:value-type="string" table:number-columns-spanned="2" table:number-rows-spanned="1">
            <text:p><text:span text:style-name="T2"><text:a xlink:href="relatorio://for%20each=%22line%20in%20analytes_lines%22" xlink:type="simple">for each="line in analytes_lines"</text:a></text:span></text:p>
          </table:table-cell>
          <table:covered-table-cell table:style-name="ce16"/>
          <table:table-cell table:style-name="ce16" table:number-columns-repeated="2"/>
          <table:table-cell table:number-columns-spanned="10" table:number-rows-spanned="1"/>
          <table:covered-table-cell table:style-name="ce27"/>
          <table:covered-table-cell table:style-name="ce32"/>
          <table:covered-table-cell table:style-name="ce27"/>
          <table:covered-table-cell table:number-columns-repeated="3" table:style-name="ce32"/>
          <table:covered-table-cell table:number-columns-repeated="3" table:style-name="ce48"/>
          <table:table-cell table:style-name="ce1" table:number-columns-repeated="1007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<text:span text:style-name="T3"><text:a xlink:href="relatorio://line['s_no']" xlink:type="simple">line['s_no']</text:a></text:span></text:p>
          </table:table-cell>
          <table:table-cell table:style-name="ce7" office:value-type="string" calcext:value-type="string">
            <text:p><text:span text:style-name="T3"><text:a xlink:href="relatorio://line['patient_name']" xlink:type="simple">line['patient_name']</text:a></text:span></text:p>
          </table:table-cell>
          <table:table-cell table:style-name="ce7" office:value-type="string" calcext:value-type="string">
            <text:p><text:span text:style-name="T3"><text:a xlink:href="relatorio://line['mr_no']" xlink:type="simple">line['mr_no']</text:a></text:span></text:p>
          </table:table-cell>
          <table:table-cell table:style-name="ce7" office:value-type="string" calcext:value-type="string">
            <text:p><text:span text:style-name="T3"><text:a xlink:href="relatorio://line['date']" xlink:type="simple">line['date']</text:a></text:span></text:p>
          </table:table-cell>
          <table:table-cell table:style-name="ce11" office:value-type="string" calcext:value-type="string" table:number-columns-spanned="2" table:number-rows-spanned="1">
            <text:p><text:span text:style-name="T3"><text:a xlink:href="relatorio://line['test_type']" xlink:type="simple">line['test_type']</text:a></text:span></text:p>
          </table:table-cell>
          <table:covered-table-cell table:style-name="ce14"/>
          <table:table-cell table:style-name="ce7" office:value-type="string" calcext:value-type="string">
            <text:p><text:span text:style-name="T3"><text:a xlink:href="relatorio://line['category']" xlink:type="simple">line['category']</text:a></text:span></text:p>
          </table:table-cell>
          <table:table-cell table:style-name="ce7" office:value-type="string" calcext:value-type="string">
            <text:p><text:span text:style-name="T3"><text:a xlink:href="relatorio://line['analyte']" xlink:type="simple">line['analyte']</text:a></text:span></text:p>
          </table:table-cell>
          <table:table-cell table:style-name="ce7" office:value-type="string" calcext:value-type="string" table:number-columns-spanned="3" table:number-rows-spanned="1">
            <text:p><text:span text:style-name="T3"><text:a xlink:href="relatorio://line['value']" xlink:type="simple">line['value']</text:a></text:span></text:p>
          </table:table-cell>
          <table:covered-table-cell table:number-columns-repeated="2" table:style-name="ce54"/>
          <table:table-cell table:style-name="ce50" office:value-type="string" calcext:value-type="string">
            <text:p><text:span text:style-name="T6"><text:a xlink:href="relatorio://line['upper_limit']" xlink:type="simple">line['upper_limit']</text:a></text:span></text:p>
          </table:table-cell>
          <table:table-cell table:style-name="ce7" office:value-type="string" calcext:value-type="string">
            <text:p><text:span text:style-name="T7"><text:a xlink:href="relatorio://line['lower_limit']" xlink:type="simple">line['lower_limit']</text:a></text:span></text:p>
          </table:table-cell>
          <table:table-cell table:style-name="ce7" office:value-type="string" calcext:value-type="string">
            <text:p><text:span text:style-name="T7"><text:a xlink:href="relatorio://line['unit']" xlink:type="simple">line['unit']</text:a></text:span>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 table:number-columns-spanned="14" table:number-rows-spanned="1">
            <text:p><text:span text:style-name="T2"><text:a xlink:href="relatorio:///for" xlink:type="simple">/for</text:a></text:span></text:p>
          </table:table-cell>
          <table:covered-table-cell table:number-columns-repeated="3" table:style-name="ce12"/>
          <table:covered-table-cell table:number-columns-repeated="2"/>
          <table:covered-table-cell table:number-columns-repeated="3" table:style-name="ce34"/>
          <table:covered-table-cell table:number-columns-repeated="2" table:style-name="ce54"/>
          <table:covered-table-cell table:number-columns-repeated="3" table:style-name="ce34"/>
          <table:table-cell table:number-columns-repeated="1009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2-12T15:26:59.991245551</dc:date>
    <meta:editing-duration>P5DT17H42M35S</meta:editing-duration>
    <meta:editing-cycles>299</meta:editing-cycles>
    <meta:generator>LibreOffice/7.3.7.2$Linux_X86_64 LibreOffice_project/30$Build-2</meta:generator>
    <meta:document-statistic meta:table-count="1" meta:cell-count="29" meta:object-count="0"/>
  </office:meta>
</office:document-meta>
</file>